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5759374010147365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 תְּהִי נַעֲלָמָה גַּם־אַתְּ תְּבַקְשִׁי מָעוֹז מֵאוֹיֵב</text:p>
          </table:table-cell>
          <table:table-cell table:style-name="表66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ext:soft-page-break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וְנָפְלוּ עַל־פִּי אוֹכֵל</text:p>
          </table:table-cell>
          <table:table-cell table:style-name="表67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**אַרְצֵ</text:p>
            <text:p text:style-name="P19">אָכְלָה אֵשׁ בְּרִיחָיִך</text:p>
          </table:table-cell>
          <table:table-cell table:style-name="表68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40600937899805390" text:style-name="L2">
        <text:list-item>
          <text:p text:style-name="P21">time label ==&gt; paste</text:p>
        </text:list-item>
        <text:list-item>
          <text:p text:style-name="P21">“@@@” ==&gt; move to → at the bottom of the doc area</text:p>
        </text:list-item>
        <text:list-item>
          <text:p text:style-name="P21"><text:soft-page-break/>DUP : template</text:p>
        </text:list-item>
        <text:list-item>
          <text:p text:style-name="P21">close</text:p>
          <text:list>
            <text:list-item>
              <text:p text:style-name="P21">web pages</text:p>
            </text:list-item>
            <text:list-item>
              <text:p text:style-name="P21">sheet file</text:p>
            </text:list-item>
            <text:list-item>
              <text:p text:style-name="P21">folders (if any)</text:p>
            </text:list-item>
            <text:list-item>
              <text:p text:style-name="P2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3T09:34:19.15</dc:date>
    <dc:creator>iwabuchi ken</dc:creator>
    <meta:editing-duration>P2DT3H51M20S</meta:editing-duration>
    <meta:editing-cycles>142</meta:editing-cycles>
    <meta:generator>OpenOffice/4.1.3$Win32 OpenOffice.org_project/413m1$Build-9783</meta:generator>
    <meta:document-statistic meta:table-count="72" meta:image-count="0" meta:object-count="0" meta:page-count="35" meta:paragraph-count="830" meta:word-count="3252" meta:character-count="19322"/>
  </office:meta>
</office:document-meta>
</file>